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16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72647372232223782"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2745434905387488638"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621706806671684516"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314160044867430760"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text:soft-page-break/>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oft-page-break/><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text:soft-page-break/>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oft-page-break/><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9">–</text:span> А водку у вас принято пить?</text:p>
      <text:p text:style-name="P42"><text:soft-page-break/><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9">– </text:span>Быстро за мной! <text:span text:style-name="T9">–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9">–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pan text:style-name="T9">– </text:span>Нельзя. <text:span text:style-name="T9">– </text:span>подтвердил я. <text:span text:style-name="T9">–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oft-page-break/>«<text:span text:style-name="T2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oft-page-break/><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oft-page-break/><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oft-page-break/><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2">Mothley Crue – Cickstart my heart</text:span>&gt;</text:p>
      <text:p text:style-name="P57"><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soft-page-break/>…</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2">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text:soft-page-break/>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ли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oft-page-break/><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 <text:span text:style-name="T1">Кантерлот</text:span></text:h>
      <text:p text:style-name="P57"/>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человек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oft-page-break/><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oft-page-break/><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oft-page-break/><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 Мне показалось, или я действительно заметил под <text:s/>маской надменности боль и ужас одиночества?</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oft-page-break/><text:span text:style-name="T9">–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Лучше пусть такое объяснение, чем настоящее.</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ли.</text:p>
      <text:p text:style-name="P57"><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ли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oft-page-break/><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раз, когда мы там были,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л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И выслав меня на тысячу лет, сестра наказала больше себя, чем меня. Впрочем, Сел никогда не отличалась трезвомыслием.</text:p>
      <text:p text:style-name="P57"><text:span text:style-name="T9"/></text:p>
      <text:p text:style-name="P57"><text:span text:style-name="T9"/></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6"><text:span text:style-name="T9"/></text:p>
      <text:p text:style-name="P57"><text:span text:style-name="T9"/></text:p>
      <text:p text:style-name="P57"><text:span text:style-name="T9"/></text:p>
      <text:p text:style-name="P57"><text:span text:style-name="T9"/></text:p>
      <text:p text:style-name="P57">&lt;Блядь, да я боюсь её до коликов! Я чуть не обоссался от страха в нашу последнюю встречу! <text:span text:style-name="T9">(</text:span>Макс о Луне<text:span text:style-name="T9">)</text:span>&gt;</text:p>
      <text:p text:style-name="P57"/>
      <text:p text:style-name="P48">&lt;<text:span text:style-name="T1">- А ты сам-то что чувствуешь?</text:span></text:p>
      <text:p text:style-name="P5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57">...</text:p>
      <text:p text:style-name="P4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8"><text:span text:style-name="T1">- Не знаю, не отслеживал. Я ведь не брони!</text:span>&gt;</text:p>
      <text:p text:style-name="P48"/>
      <text:p text:style-name="P48">&lt; - <text:span text:style-name="T1">Возможно, в другой раз, в другое время...</text:span></text:p>
      <text:p text:style-name="P57">- Ну уж нет! Я завязываю с конеёбством!</text:p>
      <text:p text:style-name="P48"><text:span text:style-name="T1">- Посмотрим... Хи-хи...</text:span>&gt;</text:p>
      <text:p text:style-name="P48"/>
      <text:p text:style-name="P57"/>
      <text:p text:style-name="P57">&lt;Пландерсид покрыл грудь Макса шрамами в замке сестёр&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text:soft-page-break/></text:p>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1">Дальше — использовать по-максимуму уже написанное</text:span>&gt;</text:p>
      <text:p text:style-name="P47"/>
      <text:p text:style-name="P47">&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1"/>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soft-page-break/>***</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7"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oft-page-break/><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7"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oft-page-break/><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text:soft-page-break/>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pan text:style-name="T9">&lt;\</text:span>...</text:p>
      <text:p text:style-name="P77"><text:span text:style-name="T9">&lt;\</text:span>...</text:p>
      <text:p text:style-name="P77"><text:span text:style-name="T9">&lt;\</text:span>Решение:</text:p>
      <text:p text:style-name="P7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text:soft-page-break/>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9">&lt;</text:span><text:span text:style-name="T20">сначала эпизод - проверка сумки в серверной</text:span><text:span text:style-name="T9">&gt;</text:span></text:p>
      <text:p text:style-name="P77"><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text:soft-page-break/>–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text:soft-page-break/>–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text:soft-page-break/>–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oft-page-break/><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3066233490485563189"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43575767" text:continue-numbering="true" text:style-name="L5">
        <text:list-header>
          <text:p text:style-name="P163">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73288" text:continue-numbering="true" text:style-name="L5">
        <text:list-header>
          <text:p text:style-name="P163">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61850"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oft-page-break/><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3341629212342726971"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5353144708356551142"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text:soft-page-break/>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text:soft-page-break/>–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text:soft-page-break/>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text:soft-page-break/>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text:soft-page-break/>–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oft-page-break/><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706360816352441171" text:style-name="L8">
        <text:list-header>
          <text:p text:style-name="P165">(<text:span text:style-name="T25">Луна — как повелительница снов, слышала разговор Макса с Анакорном</text:span>)</text:p>
          <text:p text:style-name="P166"/>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oft-page-break/><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5T23:39:10.77</dc:date>
    <meta:editing-duration>P96DT17H43M9S</meta:editing-duration>
    <meta:editing-cycles>5958</meta:editing-cycles>
    <meta:generator>OpenOffice/4.1.1$Win32 OpenOffice.org_project/411m6$Build-9775</meta:generator>
    <dc:creator>макс </dc:creator>
    <meta:document-statistic meta:table-count="0" meta:image-count="0" meta:object-count="0" meta:page-count="176" meta:paragraph-count="3659" meta:word-count="83559" meta:character-count="532660"/>
  </office:meta>
</office:document-meta>
</file>